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dotted #000000" fo:background-color="#b2b2b2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b2b2b2" fo:border-left="0.74pt solid #000000" fo:border-right="none" fo:border-top="0.74pt dotte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b2b2b2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b2b2b2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1" style:family="table-cell" style:parent-style-name="Default">
      <style:table-cell-properties fo:border-bottom="0.74pt dotted #000000" fo:background-color="#eeeeee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eeeeee" fo:border-left="0.74pt solid #000000" fo:border-right="none" fo:border-top="0.74pt dotted #000000"/>
    </style:style>
    <style:style style:name="ce13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order-bottom="0.74pt dotted #000000" fo:background-color="#eeeeee" fo:border-left="none" fo:border-right="none" fo:border-top="none"/>
    </style:style>
    <style:style style:name="ce17" style:family="table-cell" style:parent-style-name="Default">
      <style:table-cell-properties fo:border-bottom="none" fo:background-color="#eeeeee" fo:border-left="none" fo:border-right="none" fo:border-top="0.74pt dotted #000000"/>
    </style:style>
    <style:style style:name="ce18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border="none"/>
    </style:style>
    <style:style style:name="ce21" style:family="table-cell" style:parent-style-name="Default">
      <style:table-cell-properties fo:border-bottom="none" fo:background-color="#eeeeee" fo:border-left="none" fo:border-right="0.74pt dotted #000000" fo:border-top="0.74pt solid #000000"/>
    </style:style>
    <style:style style:name="ce22" style:family="table-cell" style:parent-style-name="Default">
      <style:table-cell-properties fo:border-bottom="none" fo:background-color="#eeeeee" fo:border-left="none" fo:border-right="0.74pt dotted #000000" fo:border-top="none"/>
    </style:style>
    <style:style style:name="ce23" style:family="table-cell" style:parent-style-name="Default">
      <style:table-cell-properties fo:border-bottom="0.74pt dotted #000000" fo:background-color="#eeeeee" fo:border-left="none" fo:border-right="0.74pt dotted #000000" fo:border-top="none"/>
    </style:style>
    <style:style style:name="ce24" style:family="table-cell" style:parent-style-name="Default">
      <style:table-cell-properties fo:border-bottom="none" fo:background-color="#eeeeee" fo:border-left="none" fo:border-right="0.74pt dotted #000000" fo:border-top="0.74pt dotted #000000"/>
    </style:style>
    <style:style style:name="ce25" style:family="table-cell" style:parent-style-name="Default">
      <style:table-cell-properties fo:border-bottom="0.74pt solid #000000" fo:background-color="#eeeeee" fo:border-left="none" fo:border-right="0.74pt dotted #000000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b2b2b2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dddddd" fo:border-left="0.74pt dotted #000000" fo:border-right="none" fo:border-top="none"/>
    </style:style>
    <style:style style:name="ce29" style:family="table-cell" style:parent-style-name="Default">
      <style:table-cell-properties fo:border-bottom="0.74pt dotted #000000" fo:background-color="#dddddd" fo:border-left="0.74pt dotted #000000" fo:border-right="none" fo:border-top="none"/>
    </style:style>
    <style:style style:name="ce30" style:family="table-cell" style:parent-style-name="Default">
      <style:table-cell-properties fo:border-bottom="none" fo:background-color="#dddddd" fo:border-left="0.74pt dotted #000000" fo:border-right="none" fo:border-top="0.74pt dotted #000000"/>
    </style:style>
    <style:style style:name="ce31" style:family="table-cell" style:parent-style-name="Default">
      <style:table-cell-properties fo:border-bottom="0.74pt solid #000000" fo:background-color="#dddddd" fo:border-left="0.74pt dotted #000000" fo:border-right="none" fo:border-top="none"/>
    </style:style>
    <style:style style:name="ce32" style:family="table-cell" style:parent-style-name="Default">
      <style:table-cell-properties fo:background-color="#dddddd" fo:border="none"/>
    </style:style>
    <style:style style:name="ce33" style:family="table-cell" style:parent-style-name="Default">
      <style:table-cell-properties fo:border-bottom="0.74pt solid #000000" fo:background-color="#b2b2b2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35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samefile-images" table:style-name="ta1">
        <table:shapes>
          <draw:frame draw:z-index="0" draw:style-name="gr1" draw:text-style-name="P1" svg:width="159.99mm" svg:height="89.99mm" svg:x="322.84mm" svg:y="111.08mm">
            <loext:p draw:notify-on-update-of-ranges="'results_samefile-images'.A3:'results_samefile-images'.A20 'results_samefile-images'.AM3:'results_samefile-images'.AM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2.96mm" svg:y="206.39mm">
            <loext:p draw:notify-on-update-of-ranges="'results_samefile-images'.A3:'results_samefile-images'.A20 'results_samefile-images'.AN3:'results_samefile-images'.AN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0"/>
        <table:table-column table:style-name="co2" table:number-columns-repeated="9" table:default-cell-style-name="ce15"/>
        <table:table-column table:style-name="co3" table:number-columns-repeated="7" table:default-cell-style-name="ce15"/>
        <table:table-column table:style-name="co4" table:default-cell-style-name="ce15"/>
        <table:table-column table:style-name="co3" table:number-columns-repeated="15" table:default-cell-style-name="ce15"/>
        <table:table-column table:style-name="co3" table:default-cell-style-name="ce20"/>
        <table:table-column table:style-name="co3" table:default-cell-style-name="ce22"/>
        <table:table-column table:style-name="co5" table:visibility="collapse" table:default-cell-style-name="ce28"/>
        <table:table-column table:style-name="co5" table:visibility="collapse" table:default-cell-style-name="ce32"/>
        <table:table-column table:style-name="co5" table:number-columns-repeated="3" table:default-cell-style-name="Default"/>
        <table:table-row table:style-name="ro1">
          <table:table-cell table:style-name="ce1"/>
          <table:table-cell table:style-name="ce7" table:number-columns-repeated="16"/>
          <table:table-cell table:style-name="ce19" office:value-type="string" calcext:value-type="string">
            <text:p>Candidate</text:p>
          </table:table-cell>
          <table:table-cell table:style-name="ce7" table:number-columns-repeated="18"/>
          <table:table-cell table:style-name="ce26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Gen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27" office:value-type="string" calcext:value-type="string">
            <text:p>Gen. Avg.</text:p>
          </table:table-cell>
          <table:table-cell table:style-name="ce27" office:value-type="string" calcext:value-type="string">
            <text:p>Gen. Avg. (w/o)</text:p>
          </table:table-cell>
          <table:table-cell table:style-name="ce33" office:value-type="string" calcext:value-type="string">
            <text:p>Avg.</text:p>
          </table:table-cell>
          <table:table-cell table:style-name="ce35" office:value-type="string" calcext:value-type="string">
            <text:p>Avg. (w/o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5"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3" table:style-name="ce14" office:value-type="float" office:value="21" calcext:value-type="float">
            <text:p>2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number-columns-repeated="6" table:style-name="ce14" office:value-type="float" office:value="21" calcext:value-type="float">
            <text:p>2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3"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3" table:style-name="ce14" office:value-type="float" office:value="30" calcext:value-type="float">
            <text:p>30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21" office:value-type="float" office:value="22" calcext:value-type="float">
            <text:p>22</text:p>
          </table:table-cell>
          <table:table-cell table:formula="of:=AVERAGE([.B3:.AJ3])" office:value-type="float" office:value="18.4285714285714" calcext:value-type="float">
            <text:p>18.4285714285714</text:p>
          </table:table-cell>
          <table:table-cell table:formula="of:=AVERAGEIF([.B3:.AJ3]; &quot;&lt;35&quot;; [.B3:.AJ3])" office:value-type="float" office:value="23.6176470588235" calcext:value-type="float">
            <text:p>23.6176470588235</text:p>
          </table:table-cell>
          <table:table-cell table:style-name="ce32" table:formula="of:=AVERAGE([.AK3];[.AK21];[.AK39])" office:value-type="float" office:value="20.2857142857143" calcext:value-type="float">
            <text:p>20.2857142857143</text:p>
          </table:table-cell>
          <table:table-cell table:style-name="ce36" table:formula="of:=AVERAGE([.AL3];[.AL21];[.AL39])" office:value-type="float" office:value="24.0439775910364" calcext:value-type="float">
            <text:p>24.04397759103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AVERAGE([.B4:.AJ4])" office:value-type="float" office:value="18.2285714285714" calcext:value-type="float">
            <text:p>18.2285714285714</text:p>
          </table:table-cell>
          <table:table-cell table:formula="of:=AVERAGEIF([.B4:.AJ4]; &quot;&lt;35&quot;; [.B4:.AJ4])" office:value-type="float" office:value="27.8285714285714" calcext:value-type="float">
            <text:p>27.8285714285714</text:p>
          </table:table-cell>
          <table:table-cell table:style-name="ce32" table:formula="of:=AVERAGE([.AK4];[.AK22];[.AK40])" office:value-type="float" office:value="21.1714285714286" calcext:value-type="float">
            <text:p>21.1714285714286</text:p>
          </table:table-cell>
          <table:table-cell table:style-name="ce36" table:formula="of:=AVERAGE([.AL4];[.AL22];[.AL40])" office:value-type="float" office:value="27.4095238095238" calcext:value-type="float">
            <text:p>27.40952380952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AVERAGE([.B5:.AJ5])" office:value-type="float" office:value="18.1142857142857" calcext:value-type="float">
            <text:p>18.1142857142857</text:p>
          </table:table-cell>
          <table:table-cell table:formula="of:=AVERAGEIF([.B5:.AJ5]; &quot;&lt;35&quot;; [.B5:.AJ5])" office:value-type="float" office:value="21.4" calcext:value-type="float">
            <text:p>21.4</text:p>
          </table:table-cell>
          <table:table-cell table:style-name="ce32" table:formula="of:=AVERAGE([.AK5];[.AK23];[.AK41])" office:value-type="float" office:value="19.3428571428571" calcext:value-type="float">
            <text:p>19.3428571428571</text:p>
          </table:table-cell>
          <table:table-cell table:style-name="ce36" table:formula="of:=AVERAGE([.AL5];[.AL23];[.AL41])" office:value-type="float" office:value="21.4761904761905" calcext:value-type="float">
            <text:p>21.47619047619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AVERAGE([.B6:.AJ6])" office:value-type="float" office:value="18.0857142857143" calcext:value-type="float">
            <text:p>18.0857142857143</text:p>
          </table:table-cell>
          <table:table-cell table:formula="of:=AVERAGEIF([.B6:.AJ6]; &quot;&lt;35&quot;; [.B6:.AJ6])" office:value-type="float" office:value="24.4571428571429" calcext:value-type="float">
            <text:p>24.4571428571429</text:p>
          </table:table-cell>
          <table:table-cell table:style-name="ce32" table:formula="of:=AVERAGE([.AK6];[.AK24];[.AK42])" office:value-type="float" office:value="20.2" calcext:value-type="float">
            <text:p>20.2</text:p>
          </table:table-cell>
          <table:table-cell table:style-name="ce36" table:formula="of:=AVERAGE([.AL6];[.AL24];[.AL42])" office:value-type="float" office:value="24.4170868347339" calcext:value-type="float">
            <text:p>24.41708683473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AVERAGE([.B7:.AJ7])" office:value-type="float" office:value="18.2285714285714" calcext:value-type="float">
            <text:p>18.2285714285714</text:p>
          </table:table-cell>
          <table:table-cell table:formula="of:=AVERAGEIF([.B7:.AJ7]; &quot;&lt;35&quot;; [.B7:.AJ7])" office:value-type="float" office:value="22.4285714285714" calcext:value-type="float">
            <text:p>22.4285714285714</text:p>
          </table:table-cell>
          <table:table-cell table:style-name="ce32" table:formula="of:=AVERAGE([.AK7];[.AK25];[.AK43])" office:value-type="float" office:value="19.6857142857143" calcext:value-type="float">
            <text:p>19.6857142857143</text:p>
          </table:table-cell>
          <table:table-cell table:style-name="ce36" table:formula="of:=AVERAGE([.AL7];[.AL25];[.AL43])" office:value-type="float" office:value="22.2857142857143" calcext:value-type="float">
            <text:p>22.28571428571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AVERAGE([.B8:.AJ8])" office:value-type="float" office:value="25.0285714285714" calcext:value-type="float">
            <text:p>25.0285714285714</text:p>
          </table:table-cell>
          <table:table-cell table:formula="of:=AVERAGEIF([.B8:.AJ8]; &quot;&lt;35&quot;; [.B8:.AJ8])" office:value-type="float" office:value="25.0285714285714" calcext:value-type="float">
            <text:p>25.0285714285714</text:p>
          </table:table-cell>
          <table:table-cell table:style-name="ce32" table:formula="of:=AVERAGE([.AK8];[.AK26];[.AK44])" office:value-type="float" office:value="24.9238095238095" calcext:value-type="float">
            <text:p>24.9238095238095</text:p>
          </table:table-cell>
          <table:table-cell table:style-name="ce36" table:formula="of:=AVERAGE([.AL8];[.AL26];[.AL44])" office:value-type="float" office:value="24.7224089635854" calcext:value-type="float">
            <text:p>24.72240896358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B9:.AJ9])" office:value-type="float" office:value="21.4" calcext:value-type="float">
            <text:p>21.4</text:p>
          </table:table-cell>
          <table:table-cell table:formula="of:=AVERAGEIF([.B9:.AJ9]; &quot;&lt;35&quot;; [.B9:.AJ9])" office:value-type="float" office:value="21.4" calcext:value-type="float">
            <text:p>21.4</text:p>
          </table:table-cell>
          <table:table-cell table:style-name="ce32" table:formula="of:=AVERAGE([.AK9];[.AK27];[.AK45])" office:value-type="float" office:value="19.5047619047619" calcext:value-type="float">
            <text:p>19.5047619047619</text:p>
          </table:table-cell>
          <table:table-cell table:style-name="ce36" table:formula="of:=AVERAGE([.AL9];[.AL27];[.AL45])" office:value-type="float" office:value="21.5714285714286" calcext:value-type="float">
            <text:p>21.57142857142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21" calcext:value-type="float">
            <text:p>21</text:p>
          </table:table-cell>
          <table:table-cell table:formula="of:=AVERAGE([.B10:.AJ10])" office:value-type="float" office:value="21.3428571428571" calcext:value-type="float">
            <text:p>21.3428571428571</text:p>
          </table:table-cell>
          <table:table-cell table:formula="of:=AVERAGEIF([.B10:.AJ10]; &quot;&lt;35&quot;; [.B10:.AJ10])" office:value-type="float" office:value="21.3428571428571" calcext:value-type="float">
            <text:p>21.3428571428571</text:p>
          </table:table-cell>
          <table:table-cell table:style-name="ce32" table:formula="of:=AVERAGE([.AK10];[.AK28];[.AK46])" office:value-type="float" office:value="19.4761904761905" calcext:value-type="float">
            <text:p>19.4761904761905</text:p>
          </table:table-cell>
          <table:table-cell table:style-name="ce36" table:formula="of:=AVERAGE([.AL10];[.AL28];[.AL46])" office:value-type="float" office:value="21.4380952380952" calcext:value-type="float">
            <text:p>21.43809523809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B11:.AJ11])" office:value-type="float" office:value="21.6" calcext:value-type="float">
            <text:p>21.6</text:p>
          </table:table-cell>
          <table:table-cell table:formula="of:=AVERAGEIF([.B11:.AJ11]; &quot;&lt;35&quot;; [.B11:.AJ11])" office:value-type="float" office:value="21.6" calcext:value-type="float">
            <text:p>21.6</text:p>
          </table:table-cell>
          <table:table-cell table:style-name="ce32" table:formula="of:=AVERAGE([.AK11];[.AK29];[.AK47])" office:value-type="float" office:value="19.5619047619048" calcext:value-type="float">
            <text:p>19.5619047619048</text:p>
          </table:table-cell>
          <table:table-cell table:style-name="ce36" table:formula="of:=AVERAGE([.AL11];[.AL29];[.AL47])" office:value-type="float" office:value="21.5288515406162" calcext:value-type="float">
            <text:p>21.52885154061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formula="of:=AVERAGE([.B12:.AJ12])" office:value-type="float" office:value="21.4" calcext:value-type="float">
            <text:p>21.4</text:p>
          </table:table-cell>
          <table:table-cell table:formula="of:=AVERAGEIF([.B12:.AJ12]; &quot;&lt;35&quot;; [.B12:.AJ12])" office:value-type="float" office:value="21.4" calcext:value-type="float">
            <text:p>21.4</text:p>
          </table:table-cell>
          <table:table-cell table:style-name="ce32" table:formula="of:=AVERAGE([.AK12];[.AK30];[.AK48])" office:value-type="float" office:value="19.4952380952381" calcext:value-type="float">
            <text:p>19.4952380952381</text:p>
          </table:table-cell>
          <table:table-cell table:style-name="ce36" table:formula="of:=AVERAGE([.AL12];[.AL30];[.AL48])" office:value-type="float" office:value="21.4809523809524" calcext:value-type="float">
            <text:p>21.48095238095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1" calcext:value-type="float">
            <text:p>21</text:p>
          </table:table-cell>
          <table:table-cell table:formula="of:=AVERAGE([.B13:.AJ13])" office:value-type="float" office:value="21.5142857142857" calcext:value-type="float">
            <text:p>21.5142857142857</text:p>
          </table:table-cell>
          <table:table-cell table:formula="of:=AVERAGEIF([.B13:.AJ13]; &quot;&lt;35&quot;; [.B13:.AJ13])" office:value-type="float" office:value="21.5142857142857" calcext:value-type="float">
            <text:p>21.5142857142857</text:p>
          </table:table-cell>
          <table:table-cell table:style-name="ce32" table:formula="of:=AVERAGE([.AK13];[.AK31];[.AK49])" office:value-type="float" office:value="19.7238095238095" calcext:value-type="float">
            <text:p>19.7238095238095</text:p>
          </table:table-cell>
          <table:table-cell table:style-name="ce36" table:formula="of:=AVERAGE([.AL13];[.AL31];[.AL49])" office:value-type="float" office:value="21.5238095238095" calcext:value-type="float">
            <text:p>21.52380952380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14:.AJ14])" office:value-type="float" office:value="24.5428571428571" calcext:value-type="float">
            <text:p>24.5428571428571</text:p>
          </table:table-cell>
          <table:table-cell table:formula="of:=AVERAGEIF([.B14:.AJ14]; &quot;&lt;35&quot;; [.B14:.AJ14])" office:value-type="float" office:value="21.5588235294118" calcext:value-type="float">
            <text:p>21.5588235294118</text:p>
          </table:table-cell>
          <table:table-cell table:style-name="ce32" table:formula="of:=AVERAGE([.AK14];[.AK32];[.AK50])" office:value-type="float" office:value="20.4571428571429" calcext:value-type="float">
            <text:p>20.4571428571429</text:p>
          </table:table-cell>
          <table:table-cell table:style-name="ce36" table:formula="of:=AVERAGE([.AL14];[.AL32];[.AL50])" office:value-type="float" office:value="21.5392156862745" calcext:value-type="float">
            <text:p>21.53921568627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B15:.AJ15])" office:value-type="float" office:value="21.3428571428571" calcext:value-type="float">
            <text:p>21.3428571428571</text:p>
          </table:table-cell>
          <table:table-cell table:formula="of:=AVERAGEIF([.B15:.AJ15]; &quot;&lt;35&quot;; [.B15:.AJ15])" office:value-type="float" office:value="21.3428571428571" calcext:value-type="float">
            <text:p>21.3428571428571</text:p>
          </table:table-cell>
          <table:table-cell table:style-name="ce32" table:formula="of:=AVERAGE([.AK15];[.AK33];[.AK51])" office:value-type="float" office:value="19.447619047619" calcext:value-type="float">
            <text:p>19.447619047619</text:p>
          </table:table-cell>
          <table:table-cell table:style-name="ce36" table:formula="of:=AVERAGE([.AL15];[.AL33];[.AL51])" office:value-type="float" office:value="21.4380952380952" calcext:value-type="float">
            <text:p>21.43809523809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10" calcext:value-type="float">
            <text:p>4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16:.AJ16])" office:value-type="float" office:value="37.4857142857143" calcext:value-type="float">
            <text:p>37.4857142857143</text:p>
          </table:table-cell>
          <table:table-cell table:formula="of:=AVERAGEIF([.B16:.AJ16]; &quot;&lt;35&quot;; [.B16:.AJ16])" office:value-type="float" office:value="21.5151515151515" calcext:value-type="float">
            <text:p>21.5151515151515</text:p>
          </table:table-cell>
          <table:table-cell table:style-name="ce32" table:formula="of:=AVERAGE([.AK16];[.AK34];[.AK52])" office:value-type="float" office:value="24.7904761904762" calcext:value-type="float">
            <text:p>24.7904761904762</text:p>
          </table:table-cell>
          <table:table-cell table:style-name="ce36" table:formula="of:=AVERAGE([.AL16];[.AL34];[.AL52])" office:value-type="float" office:value="21.4669552669553" calcext:value-type="float">
            <text:p>21.466955266955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B17:.AJ17])" office:value-type="float" office:value="21.8" calcext:value-type="float">
            <text:p>21.8</text:p>
          </table:table-cell>
          <table:table-cell table:formula="of:=AVERAGEIF([.B17:.AJ17]; &quot;&lt;35&quot;; [.B17:.AJ17])" office:value-type="float" office:value="21.8" calcext:value-type="float">
            <text:p>21.8</text:p>
          </table:table-cell>
          <table:table-cell table:style-name="ce32" table:formula="of:=AVERAGE([.AK17];[.AK35];[.AK53])" office:value-type="float" office:value="19.7714285714286" calcext:value-type="float">
            <text:p>19.7714285714286</text:p>
          </table:table-cell>
          <table:table-cell table:style-name="ce36" table:formula="of:=AVERAGE([.AL17];[.AL35];[.AL53])" office:value-type="float" office:value="21.6190476190476" calcext:value-type="float">
            <text:p>21.61904761904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18:.AJ18])" office:value-type="float" office:value="23.1714285714286" calcext:value-type="float">
            <text:p>23.1714285714286</text:p>
          </table:table-cell>
          <table:table-cell table:formula="of:=AVERAGEIF([.B18:.AJ18]; &quot;&lt;35&quot;; [.B18:.AJ18])" office:value-type="float" office:value="21.5882352941176" calcext:value-type="float">
            <text:p>21.5882352941176</text:p>
          </table:table-cell>
          <table:table-cell table:style-name="ce32" table:formula="of:=AVERAGE([.AK18];[.AK36];[.AK54])" office:value-type="float" office:value="20.0190476190476" calcext:value-type="float">
            <text:p>20.0190476190476</text:p>
          </table:table-cell>
          <table:table-cell table:style-name="ce36" table:formula="of:=AVERAGE([.AL18];[.AL36];[.AL54])" office:value-type="float" office:value="21.5588235294118" calcext:value-type="float">
            <text:p>21.55882352941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21" calcext:value-type="float">
            <text:p>21</text:p>
          </table:table-cell>
          <table:table-cell table:formula="of:=AVERAGE([.B19:.AJ19])" office:value-type="float" office:value="21.3428571428571" calcext:value-type="float">
            <text:p>21.3428571428571</text:p>
          </table:table-cell>
          <table:table-cell table:formula="of:=AVERAGEIF([.B19:.AJ19]; &quot;&lt;35&quot;; [.B19:.AJ19])" office:value-type="float" office:value="21.3428571428571" calcext:value-type="float">
            <text:p>21.3428571428571</text:p>
          </table:table-cell>
          <table:table-cell table:style-name="ce32" table:formula="of:=AVERAGE([.AK19];[.AK37];[.AK55])" office:value-type="float" office:value="19.4666666666667" calcext:value-type="float">
            <text:p>19.4666666666667</text:p>
          </table:table-cell>
          <table:table-cell table:style-name="ce36" table:formula="of:=AVERAGE([.AL19];[.AL37];[.AL55])" office:value-type="float" office:value="21.447619047619" calcext:value-type="float">
            <text:p>21.447619047619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number-columns-repeated="4"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4" table:style-name="ce16" office:value-type="float" office:value="22" calcext:value-type="float">
            <text:p>22</text:p>
          </table:table-cell>
          <table:table-cell table:number-columns-repeated="3"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number-columns-repeated="3"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23" office:value-type="float" office:value="21" calcext:value-type="float">
            <text:p>21</text:p>
          </table:table-cell>
          <table:table-cell table:style-name="ce29" table:formula="of:=AVERAGE([.B20:.AJ20])" office:value-type="float" office:value="21.5142857142857" calcext:value-type="float">
            <text:p>21.5142857142857</text:p>
          </table:table-cell>
          <table:table-cell table:formula="of:=AVERAGEIF([.B20:.AJ20]; &quot;&lt;35&quot;; [.B20:.AJ20])" office:value-type="float" office:value="21.5142857142857" calcext:value-type="float">
            <text:p>21.5142857142857</text:p>
          </table:table-cell>
          <table:table-cell table:style-name="ce34" table:formula="of:=AVERAGE([.AK20];[.AK38];[.AK56])" office:value-type="float" office:value="19.4952380952381" calcext:value-type="float">
            <text:p>19.4952380952381</text:p>
          </table:table-cell>
          <table:table-cell table:style-name="ce37" table:formula="of:=AVERAGE([.AL20];[.AL38];[.AL56])" office:value-type="float" office:value="21.4809523809524" calcext:value-type="float">
            <text:p>21.4809523809524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9" table:style-name="ce17" office:value-type="float" office:value="21" calcext:value-type="float">
            <text:p>2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7" calcext:value-type="float">
            <text:p>27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number-columns-repeated="2"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3" table:style-name="ce17" office:value-type="float" office:value="21" calcext:value-type="float">
            <text:p>21</text:p>
          </table:table-cell>
          <table:table-cell table:number-columns-repeated="2" table:style-name="ce17" office:value-type="float" office:value="22" calcext:value-type="float">
            <text:p>22</text:p>
          </table:table-cell>
          <table:table-cell table:number-columns-repeated="3"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number-columns-repeated="3" table:style-name="ce17" office:value-type="float" office:value="30" calcext:value-type="float">
            <text:p>30</text:p>
          </table:table-cell>
          <table:table-cell table:number-columns-repeated="2" table:style-name="ce17" office:value-type="float" office:value="22" calcext:value-type="float">
            <text:p>22</text:p>
          </table:table-cell>
          <table:table-cell table:style-name="ce24" office:value-type="float" office:value="22" calcext:value-type="float">
            <text:p>22</text:p>
          </table:table-cell>
          <table:table-cell table:style-name="ce30" table:formula="of:=AVERAGE([.B21:.AJ21])" office:value-type="float" office:value="23.8285714285714" calcext:value-type="float">
            <text:p>23.8285714285714</text:p>
          </table:table-cell>
          <table:table-cell table:formula="of:=AVERAGEIF([.B21:.AJ21]; &quot;&lt;35&quot;; [.B21:.AJ21])" office:value-type="float" office:value="23.8285714285714" calcext:value-type="float">
            <text:p>23.82857142857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AVERAGE([.B22:.AJ22])" office:value-type="float" office:value="26.8571428571429" calcext:value-type="float">
            <text:p>26.8571428571429</text:p>
          </table:table-cell>
          <table:table-cell table:formula="of:=AVERAGEIF([.B22:.AJ22]; &quot;&lt;35&quot;; [.B22:.AJ22])" office:value-type="float" office:value="26.8571428571429" calcext:value-type="float">
            <text:p>26.85714285714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AVERAGE([.B23:.AJ23])" office:value-type="float" office:value="21.3714285714286" calcext:value-type="float">
            <text:p>21.3714285714286</text:p>
          </table:table-cell>
          <table:table-cell table:formula="of:=AVERAGEIF([.B23:.AJ23]; &quot;&lt;35&quot;; [.B23:.AJ23])" office:value-type="float" office:value="21.3714285714286" calcext:value-type="float">
            <text:p>21.37142857142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AVERAGE([.B24:.AJ24])" office:value-type="float" office:value="24" calcext:value-type="float">
            <text:p>24</text:p>
          </table:table-cell>
          <table:table-cell table:formula="of:=AVERAGEIF([.B24:.AJ24]; &quot;&lt;35&quot;; [.B24:.AJ24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AVERAGE([.B25:.AJ25])" office:value-type="float" office:value="22.4285714285714" calcext:value-type="float">
            <text:p>22.4285714285714</text:p>
          </table:table-cell>
          <table:table-cell table:formula="of:=AVERAGEIF([.B25:.AJ25]; &quot;&lt;35&quot;; [.B25:.AJ25])" office:value-type="float" office:value="22.4285714285714" calcext:value-type="float">
            <text:p>22.42857142857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AVERAGE([.B26:.AJ26])" office:value-type="float" office:value="30.5142857142857" calcext:value-type="float">
            <text:p>30.5142857142857</text:p>
          </table:table-cell>
          <table:table-cell table:formula="of:=AVERAGEIF([.B26:.AJ26]; &quot;&lt;35&quot;; [.B26:.AJ26])" office:value-type="float" office:value="24.8529411764706" calcext:value-type="float">
            <text:p>24.85294117647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B27:.AJ27])" office:value-type="float" office:value="18.5142857142857" calcext:value-type="float">
            <text:p>18.5142857142857</text:p>
          </table:table-cell>
          <table:table-cell table:formula="of:=AVERAGEIF([.B27:.AJ27]; &quot;&lt;35&quot;; [.B27:.AJ27])" office:value-type="float" office:value="21.4" calcext:value-type="float">
            <text:p>21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28:.AJ28])" office:value-type="float" office:value="18.6" calcext:value-type="float">
            <text:p>18.6</text:p>
          </table:table-cell>
          <table:table-cell table:formula="of:=AVERAGEIF([.B28:.AJ28]; &quot;&lt;35&quot;; [.B28:.AJ28])" office:value-type="float" office:value="21.4857142857143" calcext:value-type="float">
            <text:p>21.485714285714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29:.AJ29])" office:value-type="float" office:value="18.6285714285714" calcext:value-type="float">
            <text:p>18.6285714285714</text:p>
          </table:table-cell>
          <table:table-cell table:formula="of:=AVERAGEIF([.B29:.AJ29]; &quot;&lt;35&quot;; [.B29:.AJ29])" office:value-type="float" office:value="21.4571428571429" calcext:value-type="float">
            <text:p>21.457142857142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office:value-type="float" office:value="349" calcext:value-type="float">
            <text:p>349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style-name="ce15" table:formula="of:=RANDBETWEEN(21;22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30:.AJ30])" office:value-type="float" office:value="18.3714285714286" calcext:value-type="float">
            <text:p>18.3714285714286</text:p>
          </table:table-cell>
          <table:table-cell table:formula="of:=AVERAGEIF([.B30:.AJ30]; &quot;&lt;35&quot;; [.B30:.AJ30])"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31:.AJ31])" office:value-type="float" office:value="18.4571428571429" calcext:value-type="float">
            <text:p>18.4571428571429</text:p>
          </table:table-cell>
          <table:table-cell table:formula="of:=AVERAGEIF([.B31:.AJ31]; &quot;&lt;35&quot;; [.B31:.AJ31])" office:value-type="float" office:value="21.5428571428571" calcext:value-type="float">
            <text:p>21.54285714285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office:value-type="float" office:value="342" calcext:value-type="float">
            <text:p>34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32:.AJ32])" office:value-type="float" office:value="18.4857142857143" calcext:value-type="float">
            <text:p>18.4857142857143</text:p>
          </table:table-cell>
          <table:table-cell table:formula="of:=AVERAGEIF([.B32:.AJ32]; &quot;&lt;35&quot;; [.B32:.AJ32])"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33:.AJ33])" office:value-type="float" office:value="18.4285714285714" calcext:value-type="float">
            <text:p>18.4285714285714</text:p>
          </table:table-cell>
          <table:table-cell table:formula="of:=AVERAGEIF([.B33:.AJ33]; &quot;&lt;35&quot;; [.B33:.AJ33])" office:value-type="float" office:value="21.5142857142857" calcext:value-type="float">
            <text:p>21.514285714285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34:.AJ34])" office:value-type="float" office:value="18.3428571428571" calcext:value-type="float">
            <text:p>18.3428571428571</text:p>
          </table:table-cell>
          <table:table-cell table:formula="of:=AVERAGEIF([.B34:.AJ34]; &quot;&lt;35&quot;; [.B34:.AJ34])" office:value-type="float" office:value="21.4285714285714" calcext:value-type="float">
            <text:p>21.42857142857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35:.AJ35])" office:value-type="float" office:value="18.9142857142857" calcext:value-type="float">
            <text:p>18.9142857142857</text:p>
          </table:table-cell>
          <table:table-cell table:formula="of:=AVERAGEIF([.B35:.AJ35]; &quot;&lt;35&quot;; [.B35:.AJ35])" office:value-type="float" office:value="21.5142857142857" calcext:value-type="float">
            <text:p>21.514285714285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36:.AJ36])" office:value-type="float" office:value="18.4571428571429" calcext:value-type="float">
            <text:p>18.4571428571429</text:p>
          </table:table-cell>
          <table:table-cell table:formula="of:=AVERAGEIF([.B36:.AJ36]; &quot;&lt;35&quot;; [.B36:.AJ36])" office:value-type="float" office:value="21.5588235294118" calcext:value-type="float">
            <text:p>21.55882352941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style-name="ce15" table:formula="of:=RANDBETWEEN(21;22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37:.AJ37])" office:value-type="float" office:value="18.4571428571429" calcext:value-type="float">
            <text:p>18.4571428571429</text:p>
          </table:table-cell>
          <table:table-cell table:formula="of:=AVERAGEIF([.B37:.AJ37]; &quot;&lt;35&quot;; [.B37:.AJ37])" office:value-type="float" office:value="21.5428571428571" calcext:value-type="float">
            <text:p>21.5428571428571</text:p>
          </table:table-cell>
          <table:table-cell table:number-columns-repeated="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4" table:style-name="ce16" office:value-type="float" office:value="21" calcext:value-type="float">
            <text:p>21</text:p>
          </table:table-cell>
          <table:table-cell table:number-columns-repeated="3" table:style-name="ce16" office:value-type="float" office:value="22" calcext:value-type="float">
            <text:p>22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4" table:style-name="ce16" office:value-type="float" office:value="22" calcext:value-type="float">
            <text:p>22</text:p>
          </table:table-cell>
          <table:table-cell table:number-columns-repeated="3"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4"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23" office:value-type="float" office:value="21" calcext:value-type="float">
            <text:p>21</text:p>
          </table:table-cell>
          <table:table-cell table:style-name="ce29" table:formula="of:=AVERAGE([.B38:.AJ38])" office:value-type="float" office:value="18.5142857142857" calcext:value-type="float">
            <text:p>18.5142857142857</text:p>
          </table:table-cell>
          <table:table-cell table:formula="of:=AVERAGEIF([.B38:.AJ38]; &quot;&lt;35&quot;; [.B38:.AJ38])" office:value-type="float" office:value="21.4285714285714" calcext:value-type="float">
            <text:p>21.4285714285714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3" table:style-name="ce17" office:value-type="float" office:value="21" calcext:value-type="float">
            <text:p>21</text:p>
          </table:table-cell>
          <table:table-cell table:number-columns-repeated="2" table:style-name="ce17" office:value-type="float" office:value="30" calcext:value-type="float">
            <text:p>3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number-columns-repeated="2" table:style-name="ce17" office:value-type="float" office:value="22" calcext:value-type="float">
            <text:p>22</text:p>
          </table:table-cell>
          <table:table-cell table:number-columns-repeated="6" table:style-name="ce17" office:value-type="float" office:value="21" calcext:value-type="float">
            <text:p>21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3"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number-columns-repeated="3" table:style-name="ce17" office:value-type="float" office:value="30" calcext:value-type="float">
            <text:p>30</text:p>
          </table:table-cell>
          <table:table-cell table:number-columns-repeated="2" table:style-name="ce17" office:value-type="float" office:value="22" calcext:value-type="float">
            <text:p>22</text:p>
          </table:table-cell>
          <table:table-cell table:style-name="ce24" office:value-type="float" office:value="22" calcext:value-type="float">
            <text:p>22</text:p>
          </table:table-cell>
          <table:table-cell table:style-name="ce30" table:formula="of:=AVERAGE([.B39:.AJ39])" office:value-type="float" office:value="18.6" calcext:value-type="float">
            <text:p>18.6</text:p>
          </table:table-cell>
          <table:table-cell table:formula="of:=AVERAGEIF([.B39:.AJ39]; &quot;&lt;35&quot;; [.B39:.AJ39])" office:value-type="float" office:value="24.6857142857143" calcext:value-type="float">
            <text:p>24.68571428571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AVERAGE([.B40:.AJ40])" office:value-type="float" office:value="18.4285714285714" calcext:value-type="float">
            <text:p>18.4285714285714</text:p>
          </table:table-cell>
          <table:table-cell table:formula="of:=AVERAGEIF([.B40:.AJ40]; &quot;&lt;35&quot;; [.B40:.AJ40])" office:value-type="float" office:value="27.5428571428571" calcext:value-type="float">
            <text:p>27.542857142857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AVERAGE([.B41:.AJ41])" office:value-type="float" office:value="18.5428571428571" calcext:value-type="float">
            <text:p>18.5428571428571</text:p>
          </table:table-cell>
          <table:table-cell table:formula="of:=AVERAGEIF([.B41:.AJ41]; &quot;&lt;35&quot;; [.B41:.AJ41])" office:value-type="float" office:value="21.6571428571429" calcext:value-type="float">
            <text:p>21.65714285714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AVERAGE([.B42:.AJ42])" office:value-type="float" office:value="18.5142857142857" calcext:value-type="float">
            <text:p>18.5142857142857</text:p>
          </table:table-cell>
          <table:table-cell table:formula="of:=AVERAGEIF([.B42:.AJ42]; &quot;&lt;35&quot;; [.B42:.AJ42])" office:value-type="float" office:value="24.7941176470588" calcext:value-type="float">
            <text:p>24.79411764705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AVERAGE([.B43:.AJ43])" office:value-type="float" office:value="18.4" calcext:value-type="float">
            <text:p>18.4</text:p>
          </table:table-cell>
          <table:table-cell table:formula="of:=AVERAGEIF([.B43:.AJ43]; &quot;&lt;35&quot;; [.B43:.AJ43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AVERAGE([.B44:.AJ44])" office:value-type="float" office:value="19.2285714285714" calcext:value-type="float">
            <text:p>19.2285714285714</text:p>
          </table:table-cell>
          <table:table-cell table:formula="of:=AVERAGEIF([.B44:.AJ44]; &quot;&lt;35&quot;; [.B44:.AJ44])" office:value-type="float" office:value="24.2857142857143" calcext:value-type="float">
            <text:p>24.285714285714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B45:.AJ45])" office:value-type="float" office:value="18.6" calcext:value-type="float">
            <text:p>18.6</text:p>
          </table:table-cell>
          <table:table-cell table:formula="of:=AVERAGEIF([.B45:.AJ45]; &quot;&lt;35&quot;; [.B45:.AJ45])" office:value-type="float" office:value="21.9142857142857" calcext:value-type="float">
            <text:p>21.91428571428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46:.AJ46])" office:value-type="float" office:value="18.4857142857143" calcext:value-type="float">
            <text:p>18.4857142857143</text:p>
          </table:table-cell>
          <table:table-cell table:formula="of:=AVERAGEIF([.B46:.AJ46]; &quot;&lt;35&quot;; [.B46:.AJ46])" office:value-type="float" office:value="21.4857142857143" calcext:value-type="float">
            <text:p>21.485714285714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office:value-type="float" office:value="222" calcext:value-type="float">
            <text:p>2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style-name="ce15" table:formula="of:=RANDBETWEEN(21;22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47:.AJ47])" office:value-type="float" office:value="18.4571428571429" calcext:value-type="float">
            <text:p>18.4571428571429</text:p>
          </table:table-cell>
          <table:table-cell table:formula="of:=AVERAGEIF([.B47:.AJ47]; &quot;&lt;35&quot;; [.B47:.AJ47])" office:value-type="float" office:value="21.5294117647059" calcext:value-type="float">
            <text:p>21.52941176470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48:.AJ48])" office:value-type="float" office:value="18.7142857142857" calcext:value-type="float">
            <text:p>18.7142857142857</text:p>
          </table:table-cell>
          <table:table-cell table:formula="of:=AVERAGEIF([.B48:.AJ48]; &quot;&lt;35&quot;; [.B48:.AJ48])" office:value-type="float" office:value="21.5428571428571" calcext:value-type="float">
            <text:p>21.542857142857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49:.AJ49])" office:value-type="float" office:value="19.2" calcext:value-type="float">
            <text:p>19.2</text:p>
          </table:table-cell>
          <table:table-cell table:formula="of:=AVERAGEIF([.B49:.AJ49]; &quot;&lt;35&quot;; [.B49:.AJ49])" office:value-type="float" office:value="21.5142857142857" calcext:value-type="float">
            <text:p>21.514285714285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50:.AJ50])" office:value-type="float" office:value="18.3428571428571" calcext:value-type="float">
            <text:p>18.3428571428571</text:p>
          </table:table-cell>
          <table:table-cell table:formula="of:=AVERAGEIF([.B50:.AJ50]; &quot;&lt;35&quot;; [.B50:.AJ50])" office:value-type="float" office:value="21.5588235294118" calcext:value-type="float">
            <text:p>21.558823529411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51:.AJ51])" office:value-type="float" office:value="18.5714285714286" calcext:value-type="float">
            <text:p>18.5714285714286</text:p>
          </table:table-cell>
          <table:table-cell table:formula="of:=AVERAGEIF([.B51:.AJ51]; &quot;&lt;35&quot;; [.B51:.AJ51])" office:value-type="float" office:value="21.4571428571429" calcext:value-type="float">
            <text:p>21.457142857142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52:.AJ52])" office:value-type="float" office:value="18.5428571428571" calcext:value-type="float">
            <text:p>18.5428571428571</text:p>
          </table:table-cell>
          <table:table-cell table:formula="of:=AVERAGEIF([.B52:.AJ52]; &quot;&lt;35&quot;; [.B52:.AJ52])" office:value-type="float" office:value="21.4571428571429" calcext:value-type="float">
            <text:p>21.457142857142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53:.AJ53])" office:value-type="float" office:value="18.6" calcext:value-type="float">
            <text:p>18.6</text:p>
          </table:table-cell>
          <table:table-cell table:formula="of:=AVERAGEIF([.B53:.AJ53]; &quot;&lt;35&quot;; [.B53:.AJ53])" office:value-type="float" office:value="21.5428571428571" calcext:value-type="float">
            <text:p>21.542857142857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style-name="ce15" table:formula="of:=RANDBETWEEN(21;22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AVERAGE([.B54:.AJ54])" office:value-type="float" office:value="18.4285714285714" calcext:value-type="float">
            <text:p>18.4285714285714</text:p>
          </table:table-cell>
          <table:table-cell table:formula="of:=AVERAGEIF([.B54:.AJ54]; &quot;&lt;35&quot;; [.B54:.AJ54])" office:value-type="float" office:value="21.5294117647059" calcext:value-type="float">
            <text:p>21.529411764705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2" calcext:value-type="float">
            <text:p>22</text:p>
          </table:table-cell>
          <table:table-cell table:formula="of:=RANDBETWEEN(21;22)" office:value-type="float" office:value="21" calcext:value-type="float">
            <text:p>21</text:p>
          </table:table-cell>
          <table:table-cell table:formula="of:=RANDBETWEEN(21;22)" office:value-type="float" office:value="21" calcext:value-type="float">
            <text:p>21</text:p>
          </table:table-cell>
          <table:table-cell table:style-name="ce15" table:formula="of:=RANDBETWEEN(21;22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AVERAGE([.B55:.AJ55])" office:value-type="float" office:value="18.6" calcext:value-type="float">
            <text:p>18.6</text:p>
          </table:table-cell>
          <table:table-cell table:formula="of:=AVERAGEIF([.B55:.AJ55]; &quot;&lt;35&quot;; [.B55:.AJ55])" office:value-type="float" office:value="21.4571428571429" calcext:value-type="float">
            <text:p>21.4571428571429</text:p>
          </table:table-cell>
          <table:table-cell table:number-columns-repeated="3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3" office:value-type="float" office:value="22" calcext:value-type="float">
            <text:p>22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3" table:style-name="ce18" office:value-type="float" office:value="22" calcext:value-type="float">
            <text:p>22</text:p>
          </table:table-cell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3" table:style-name="ce18" office:value-type="float" office:value="22" calcext:value-type="float">
            <text:p>22</text:p>
          </table:table-cell>
          <table:table-cell table:style-name="ce18" office:value-type="float" office:value="420" calcext:value-type="float">
            <text:p>420</text:p>
          </table:table-cell>
          <table:table-cell table:number-columns-repeated="3"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2" table:style-name="ce18" office:value-type="float" office:value="22" calcext:value-type="float">
            <text:p>22</text:p>
          </table:table-cell>
          <table:table-cell table:number-columns-repeated="3" table:style-name="ce18" office:value-type="float" office:value="21" calcext:value-type="float">
            <text:p>21</text:p>
          </table:table-cell>
          <table:table-cell table:number-columns-repeated="2" table:style-name="ce18" office:value-type="float" office:value="22" calcext:value-type="float">
            <text:p>22</text:p>
          </table:table-cell>
          <table:table-cell table:number-columns-repeated="2" table:style-name="ce18" office:value-type="float" office:value="21" calcext:value-type="float">
            <text:p>21</text:p>
          </table:table-cell>
          <table:table-cell table:style-name="ce25" office:value-type="float" office:value="21" calcext:value-type="float">
            <text:p>21</text:p>
          </table:table-cell>
          <table:table-cell table:style-name="ce31" table:formula="of:=AVERAGE([.B56:.AJ56])" office:value-type="float" office:value="18.4571428571429" calcext:value-type="float">
            <text:p>18.4571428571429</text:p>
          </table:table-cell>
          <table:table-cell table:formula="of:=AVERAGEIF([.B56:.AJ56]; &quot;&lt;35&quot;; [.B56:.AJ56])" office:value-type="float" office:value="21.5" calcext:value-type="float">
            <text:p>21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7:50:42.5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7:58:51.700000000</dc:date>
    <meta:editing-duration>PT28M48S</meta:editing-duration>
    <meta:editing-cycles>6</meta:editing-cycles>
    <meta:generator>LibreOffice/5.2.5.1$Windows_x86 LibreOffice_project/0312e1a284a7d50ca85a365c316c7abbf20a4d22</meta:generator>
    <meta:document-statistic meta:table-count="1" meta:cell-count="21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79cm" svg:y="0.316cm" chart:style-name="ch2">
          <text:p>difffile-large</text:p>
        </chart:title>
        <chart:subtitle svg:x="5.959cm" svg:y="1.275cm" chart:style-name="ch3">
          <text:p>(w/ anomalous results)</text:p>
        </chart:subtitle>
        <chart:plot-area chart:style-name="ch4" table:cell-range-address="'results_samefile-images'.A3:'results_samefile-images'.A20 'results_samefile-images'.AM3:'results_samefile-images'.AM20" chart:data-source-has-labels="column" svg:x="1.331cm" svg:y="2.138cm" svg:width="14.349cm" svg:height="5.701cm">
          <chartooo:coordinate-region svg:x="1.952cm" svg:y="2.337cm" svg:width="13.541cm" svg:height="4.855cm"/>
          <chart:axis chart:dimension="x" chart:name="primary-x" chart:style-name="ch5" chartooo:axis-type="auto">
            <chartooo:date-scale/>
            <chart:title svg:x="7.641cm" svg:y="8.019cm" chart:style-name="ch6">
              <text:p>Generation</text:p>
            </chart:title>
            <chart:categories table:cell-range-address="'results_samefile-images'.A3:'results_samefile-images'.A20"/>
          </chart:axis>
          <chart:axis chart:dimension="y" chart:name="primary-y" chart:style-name="ch5">
            <chart:title svg:x="0.451cm" svg:y="6.937cm" chart:style-name="ch7">
              <text:p>Avg. Response Time (ms)</text:p>
            </chart:title>
            <chart:grid chart:style-name="ch8" chart:class="major"/>
          </chart:axis>
          <chart:series chart:style-name="ch9" chart:values-cell-range-address="'results_samefile-images'.AM3:'results_samefile-images'.AM20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sults_samefile-images'.A3:'results_samefile-images'.A20</svg:desc>
                </draw:g>
              </table:table-cell>
              <table:table-cell office:value-type="float" office:value="20.2857142857143">
                <text:p>20.2857142857143</text:p>
                <draw:g>
                  <svg:desc>'results_samefile-images'.AM3:'results_samefile-images'.AM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1714285714286">
                <text:p>21.17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.3428571428571">
                <text:p>19.34285714285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.6857142857143">
                <text:p>19.68571428571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.9238095238095">
                <text:p>24.92380952380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5047619047619">
                <text:p>19.50476190476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4761904761905">
                <text:p>19.47619047619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.5619047619048">
                <text:p>19.56190476190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.4952380952381">
                <text:p>19.49523809523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.7238095238095">
                <text:p>19.72380952380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.4571428571429">
                <text:p>20.4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447619047619">
                <text:p>19.4476190476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.7904761904762">
                <text:p>24.79047619047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7714285714286">
                <text:p>19.77142857142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.0190476190476">
                <text:p>20.01904761904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.4952380952381">
                <text:p>19.495238095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79cm" svg:y="0.316cm" chart:style-name="ch2">
          <text:p>difffile-large</text:p>
        </chart:title>
        <chart:subtitle svg:x="5.853cm" svg:y="1.275cm" chart:style-name="ch3">
          <text:p>(w/o anomalous results)</text:p>
        </chart:subtitle>
        <chart:plot-area chart:style-name="ch4" table:cell-range-address="'results_samefile-images'.A3:'results_samefile-images'.A20 'results_samefile-images'.AN3:'results_samefile-images'.AN20" chart:data-source-has-labels="column" svg:x="1.331cm" svg:y="2.138cm" svg:width="14.349cm" svg:height="5.701cm">
          <chartooo:coordinate-region svg:x="1.952cm" svg:y="2.337cm" svg:width="13.541cm" svg:height="4.855cm"/>
          <chart:axis chart:dimension="x" chart:name="primary-x" chart:style-name="ch5" chartooo:axis-type="auto">
            <chartooo:date-scale/>
            <chart:title svg:x="7.641cm" svg:y="8.019cm" chart:style-name="ch6">
              <text:p>Generation</text:p>
            </chart:title>
            <chart:categories table:cell-range-address="'results_samefile-images'.A3:'results_samefile-images'.A20"/>
          </chart:axis>
          <chart:axis chart:dimension="y" chart:name="primary-y" chart:style-name="ch5">
            <chart:title svg:x="0.451cm" svg:y="6.937cm" chart:style-name="ch7">
              <text:p>Avg. Response Time (ms)</text:p>
            </chart:title>
            <chart:grid chart:style-name="ch8" chart:class="major"/>
          </chart:axis>
          <chart:series chart:style-name="ch9" chart:values-cell-range-address="'results_samefile-images'.AN3:'results_samefile-images'.AN20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sults_samefile-images'.A3:'results_samefile-images'.A20</svg:desc>
                </draw:g>
              </table:table-cell>
              <table:table-cell office:value-type="float" office:value="24.0439775910364">
                <text:p>24.0439775910364</text:p>
                <draw:g>
                  <svg:desc>'results_samefile-images'.AN3:'results_samefile-images'.AN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.4095238095238">
                <text:p>27.40952380952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4761904761905">
                <text:p>21.47619047619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4170868347339">
                <text:p>24.41708683473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2857142857143">
                <text:p>22.28571428571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.7224089635854">
                <text:p>24.72240896358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4380952380952">
                <text:p>21.43809523809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5288515406162">
                <text:p>21.52885154061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4809523809524">
                <text:p>21.48095238095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.5238095238095">
                <text:p>21.52380952380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.5392156862745">
                <text:p>21.53921568627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.4380952380952">
                <text:p>21.43809523809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.4669552669553">
                <text:p>21.46695526695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.6190476190476">
                <text:p>21.61904761904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.5588235294118">
                <text:p>21.55882352941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1.447619047619">
                <text:p>21.4476190476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.4809523809524">
                <text:p>21.48095238095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